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1" style:parent-style-name="style2" style:family="paragraph" style:list-style-name="L21">
      <style:paragraph-properties fo:margin-bottom="6.000000000000000pt" fo:margin-top="12.000000000000000pt"/>
      <style:text-properties fo:country="US" fo:font-family="Tinos" fo:font-size="14.000000000000000pt" fo:language="en" style:use-window-font-color="true"/>
    </style:style>
    <style:style style:name="P2" style:parent-style-name="style16" style:family="paragraph" style:list-style-name="L21">
      <style:text-properties fo:country="US" fo:font-family="Tinos" fo:font-size="12.000000000000000pt" fo:language="en" style:use-window-font-color="true"/>
    </style:style>
    <text:list-style style:name="L2" style:display-name="L2">
      <text:list-level-style-bullet text:bullet-char="​" text:style-name="T1" text:level="2">
        <style:list-level-properties text:list-level-position-and-space-mode="label-alignment" fo:text-align="left">
          <style:list-level-label-alignment text:label-followed-by="nothing" fo:text-indent="-28.80000000000pt" fo:margin-left="28.80000000000pt"/>
        </style:list-level-properties>
      </text:list-level-style-bullet>
    </text:list-style>
  </office:automatic-styles>
  <office:body>
    <office:text>
      <text:tracked-changes text:track-changes="false"/>
      <text:list text:style-name="L2" xml:id="list-c7e636e3-6e41-4f12-ade1-4d31be8600c7">
        <text:list-item>
          <text:list text:style-name="L2" xml:id="list-54594b50-2b5b-47f3-b49c-c7bf8966d2d7">
            <text:list-item>
              <text:p text:style-name="P1">Limitations and Future work</text:p>
            </text:list-item>
          </text:list>
        </text:list-item>
      </text:list>
      <text:p text:style-name="P2"/>
      <text:p text:style-name="P2">In this sections we explain the limitations of our program and what can be done to improve our program in the future. Most of the limitations are feature that were not implemented due to the limited amount of time.</text:p>
      <text:p text:style-name="P2">Even though all the relations between the properties are saved, utilities and stations do not used those relations. According to the Monopoly Specifications a player pays more if he lands on a station/utility whose owner owns more than one station/utility. In the game submitted the rent for the stations and utilities is constant. This can be fixed by first checking how many utilities/stations the owner of the current tile owns in the GroupsManager.<text:s/></text:p>
      <text:p text:style-name="P2">Utilities was also simplified. Instead of using the total current roll, the player rolls the dices again. This could be fixed using static variables for saving the number of the dices and modifying the getTotal() method of the Dice to static. Another approach is to pass the dices as a parameter, but this will result passing the dices to all the action functions of the all the tiles.<text:s/></text:p>
      <text:p text:style-name="P2">In addition, houses have to be evenly built. In our case, the houses are evenly build but their position is automatically chosen. For example if the player ask to build 1 house on group with three properties and no houses has been build on it yet then the house will be build on the property that was first added on the board.<text:s/></text:p>
      <text:p text:style-name="P2">Furthermore, if a player does not have enough money to pay then he is withdrawn from the game. In an actual monopoly game the player should have the chance to either sell houses, mortgaged properties or trade his properties to other players. All those are features that can be added to our program.</text:p>
      <text:p text:style-name="P2"/>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style16" style:display-name="style16" style:family="paragraph">
      <style:paragraph-properties fo:margin-bottom="6.000000000000000pt" fo:margin-top="0.000000000000000pt"/>
    </style:style>
    <style:style style:name="style17" style:display-name="style17" style:family="paragraph"/>
    <style:style style:name="style18" style:display-name="style18" style:family="paragraph">
      <style:paragraph-properties fo:margin-bottom="6.000000000000000pt" fo:margin-top="6.000000000000000pt" text:number-lines="false"/>
      <style:text-properties fo:font-style="italic"/>
    </style:style>
    <style:style style:name="style0" style:display-name="style0" style:family="paragraph">
      <style:text-properties fo:country="US" fo:font-family="Tinos" fo:font-size="12.000000000000000pt" fo:language="en" style:use-window-font-color="true"/>
    </style:style>
    <style:style style:name="style19" style:display-name="style19" style:family="paragraph">
      <style:paragraph-properties text:number-lines="false"/>
    </style:style>
    <style:style style:name="style1" style:display-name="style1" style:family="paragraph" style:next-style-name="style16">
      <style:text-properties fo:font-size="16.000000000000000pt" fo:font-weight="bold"/>
    </style:style>
    <style:style style:name="style2" style:display-name="style2" style:family="paragraph" style:next-style-name="style16">
      <style:text-properties fo:font-style="italic" fo:font-weight="bold"/>
    </style:style>
    <style:style style:name="style3" style:display-name="style3" style:family="paragraph" style:next-style-name="style16">
      <style:text-properties fo:font-weight="bold"/>
    </style:style>
    <style:style style:name="style15" style:display-name="style15" style:family="paragraph" style:next-style-name="style16">
      <style:paragraph-properties fo:margin-bottom="6.000000000000000pt" fo:margin-top="12.000000000000000pt"/>
      <style:text-properties fo:font-size="14.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T1" style:display-name="T1" style:family="text">
      <style:text-properties fo:font-style="normal" fo:font-weight="normal" style:text-underline-style="none" style:text-underline-type="none"/>
    </style:style>
    <text:list-style style:name="L21" style:display-name="L2">
      <text:list-level-style-bullet text:bullet-char="​" text:style-name="T1" text:level="2">
        <style:list-level-properties text:list-level-position-and-space-mode="label-alignment" fo:text-align="left">
          <style:list-level-label-alignment text:label-followed-by="nothing" fo:text-indent="-28.80000000000pt" fo:margin-left="28.80000000000pt"/>
        </style:list-level-properties>
      </text:list-level-style-bullet>
    </text:list-style>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page-layout style:name="pm1" style:page-usage="all">
      <style:page-layout-properties fo:border="0pt none #000000" fo:margin="56.700000000000003pt" fo:padding="0.000000000000000pt" fo:page-height="792.001372051999965pt" fo:page-width="612.001060221999978pt" style:print-orientation="portrait"/>
    </style:page-layout>
    <style:page-layout style:name="pm2" style:page-usage="all">
      <style:page-layout-properties fo:border="0pt none #000000" fo:margin="56.693011599999998pt" fo:padding="0.000000000000000pt" fo:page-height="792.001372051999965pt" fo:page-width="612.001060221999978pt" style:print-orientation="portrait"/>
    </style:page-layout>
  </office:automatic-styles>
  <office:master-styles>
    <style:master-page style:name="Standard1" style:page-layout-name="pm1"/>
    <style:master-page style:name="Standard" style:display-name="Default"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2</meta:generator>
    <dc:title/>
    <meta:initial-creator>Unknown</meta:initial-creator>
    <meta:editing-cycles>2</meta:editing-cycles>
    <dc:date>2012-12-12T12:17:56</dc:date>
    <meta:creation-date>2012-12-12T11:31:09</meta:creation-date>
    <dc:creator>Milto Miltiadou</dc:creator>
  </office:meta>
</office:document-meta>
</file>